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fo:text-align="center" style:justify-single-word="false"/>
    </style:style>
    <style:style style:name="P3" style:family="paragraph" style:parent-style-name="Standard" style:master-page-name="Standard">
      <style:paragraph-properties fo:line-height="200%" style:page-number="auto"/>
    </style:style>
    <style:style style:name="T1" style:family="text">
      <style:text-properties style:font-name="Times New Roman" fo:font-size="12pt" style:font-size-asian="12pt" style:font-name-complex="Times New Roman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Jonathan Little<text:tab/>, Andre Le</text:span></text:p>
      <text:p text:style-name="P2"><text:span text:style-name="T1">Project 3 Report</text:span></text:p>
      <text:p text:style-name="P1"><text:span text:style-name="T1"><text:tab/>For this project, we had to design a simple A.I. for a tic-tac-toe like game that uses alpha-beta pruning in its decision making. We started the design process by creating a simple minimax algorithm to which we added the pruning process. Our minimax algorithm was heavily based on the tic-tac-toe algorithm provide for the class, with adjustments made for board size. Once we had a basic design that would try to find winning solutions while preventing the opponent from achieving victory, we added several features to help optimize the gameplay. The first feature we added was focusing the search on the center of the board. We realized that starting plays at the center of the board were much stronger than those near the edges of the board. Since our algorithm would play on the first location it checked if all possible moves had equal weights, we merely started the algorithm near the best positions.</text:span></text:p>
      <text:p text:style-name="P1"><text:span text:style-name="T1"><text:tab/>We also tried to implement a tree that would keep track of section that we had already searched. This would have been similar to the “killer heuristic,” which we talked about in class. It would have increased speed of the tests when they were ran for the first time too. This would have been possible since they would not need to be undone to return the origianl state. In the rush to complete the project however, the data structures used became cumbersome and we started to run into memory overflows. Due to this major issue, the more advanced forms of decision making had to be removed.</text:span></text:p>
      <text:p text:style-name="P1"><text:span text:style-name="T1"><text:tab/>In the end, we were able to make a working alpha-beta pruning algorithm. However the heuristsics we used to judge the moves needed work. To reach an appriciable depth, the algorithm was too slow. And when the algorithm had to sacrific current gain for future successes, </text:span><text:soft-page-break/><text:span text:style-name="T1">it often failed. If time allowed we would have include a check to see if two oppenent piece were free, in order to block such moves early.</text:span></text:p>
      <text:p text:style-name="P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dre C. Le</meta:initial-creator>
    <dc:creator>Jonathan Litttle</dc:creator>
    <meta:editing-cycles>1</meta:editing-cycles>
    <meta:creation-date>2016-12-02T02:18:00</meta:creation-date>
    <dc:date>2016-12-01T20:31:24.99</dc:date>
    <meta:editing-duration>PT33S</meta:editing-duration>
    <meta:generator>OpenOffice/4.1.1$Win32 OpenOffice.org_project/411m6$Build-9775</meta:generator>
    <meta:document-statistic meta:table-count="0" meta:image-count="0" meta:object-count="0" meta:page-count="2" meta:paragraph-count="5" meta:word-count="341" meta:character-count="1947"/>
    <meta:user-defined meta:name="AppVersion">14.0000</meta:user-defined>
    <meta:user-defined meta:name="Company">College Of Scienc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